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D90000003060F2DB01.jpg"/>
  <manifest:file-entry manifest:media-type="image/jpeg" manifest:full-path="Pictures/10000000000001E3000000328831BD99.jpg"/>
  <manifest:file-entry manifest:media-type="image/jpeg" manifest:full-path="Pictures/1000000000000207000000378549AF9A.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Tabelle1" style:family="table">
      <style:table-properties style:width="16.999cm" table:align="margins"/>
    </style:style>
    <style:style style:name="Tabelle1.A" style:family="table-column">
      <style:table-column-properties style:column-width="2.752cm" style:rel-column-width="10608*"/>
    </style:style>
    <style:style style:name="Tabelle1.B" style:family="table-column">
      <style:table-column-properties style:column-width="14.247cm" style:rel-column-width="54927*"/>
    </style:style>
    <style:style style:name="Tabelle1.A1" style:family="table-cell">
      <style:table-cell-properties style:vertical-align="middle" fo:padding="0.097cm" fo:border="none"/>
    </style:style>
    <style:style style:name="Tabelle1.B1" style:family="table-cell">
      <style:table-cell-properties style:vertical-align="middle" fo:background-color="transparent" fo:padding="0.097cm" fo:border="none">
        <style:background-image/>
      </style:table-cell-properties>
    </style:style>
    <style:style style:name="Tabelle2" style:family="table">
      <style:table-properties style:width="16.999cm" table:align="margins"/>
    </style:style>
    <style:style style:name="Tabelle2.A" style:family="table-column">
      <style:table-column-properties style:column-width="4.249cm" style:rel-column-width="16384*"/>
    </style:style>
    <style:style style:name="Tabelle2.D" style:family="table-column">
      <style:table-column-properties style:column-width="4.249cm" style:rel-column-width="16383*"/>
    </style:style>
    <style:style style:name="Tabelle2.A1" style:family="table-cell">
      <style:table-cell-properties fo:padding="0.097cm" fo:border-left="0.002cm solid #000000" fo:border-right="none" fo:border-top="0.002cm solid #000000" fo:border-bottom="0.002cm solid #000000"/>
    </style:style>
    <style:style style:name="Tabelle2.D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D2" style:family="table-cell">
      <style:table-cell-properties fo:padding="0.097cm" fo:border-left="0.002cm solid #000000" fo:border-right="0.002cm solid #000000" fo:border-top="none" fo:border-bottom="0.002cm solid #000000"/>
    </style:style>
    <style:style style:name="Tabelle3" style:family="table">
      <style:table-properties style:width="8.498cm" style:rel-width="50%" table:align="left"/>
    </style:style>
    <style:style style:name="Tabelle3.A" style:family="table-column">
      <style:table-column-properties style:column-width="4.249cm" style:rel-column-width="2409*"/>
    </style:style>
    <style:style style:name="Tabelle3.A1" style:family="table-cell">
      <style:table-cell-properties fo:padding="0.097cm" fo:border-left="0.002cm solid #000000" fo:border-right="none" fo:border-top="0.002cm solid #000000" fo:border-bottom="0.002cm solid #000000"/>
    </style:style>
    <style:style style:name="Tabelle3.B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B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color="#0000ff" style:font-name="Times New Roman"/>
    </style:style>
    <style:style style:name="P2" style:family="paragraph" style:parent-style-name="Standard">
      <style:text-properties fo:color="#0000ff" style:font-name="Times New Roman" style:text-underline-style="none" fo:font-weight="normal" style:font-weight-asian="normal" style:font-weight-complex="normal"/>
    </style:style>
    <style:style style:name="P3" style:family="paragraph" style:parent-style-name="Standard">
      <style:text-properties fo:color="#0000ff" style:font-name="Times New Roman" style:text-underline-style="none" fo:font-weight="bold" style:font-weight-asian="bold" style:font-weight-complex="bold"/>
    </style:style>
    <style:style style:name="P4" style:family="paragraph" style:parent-style-name="Standard">
      <style:text-properties fo:color="#0000ff"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5" style:family="paragraph" style:parent-style-name="Standard">
      <style:text-properties fo:color="#0000ff" style:font-name="Times New Roman" fo:font-size="14pt"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P6" style:family="paragraph" style:parent-style-name="Standard">
      <style:text-properties style:font-name="Courier New"/>
    </style:style>
    <style:style style:name="P7" style:family="paragraph" style:parent-style-name="Standard">
      <style:text-properties style:font-name="Courier New" fo:font-size="11pt" style:text-underline-style="none" fo:font-weight="normal" style:font-size-asian="11pt" style:font-weight-asian="normal" style:font-size-complex="11pt" style:font-weight-complex="normal"/>
    </style:style>
    <style:style style:name="P8" style:family="paragraph" style:parent-style-name="Standard">
      <style:text-properties style:font-name="Courier New" fo:font-size="11pt" fo:font-style="normal" style:text-underline-style="none" fo:font-weight="normal" style:font-size-asian="11pt" style:font-style-asian="normal" style:font-weight-asian="normal" style:font-size-complex="11pt" style:font-style-complex="normal" style:font-weight-complex="normal"/>
    </style:style>
    <style:style style:name="P9" style:family="paragraph" style:parent-style-name="Standard">
      <style:text-properties style:font-name="Courier New" fo:font-size="11pt" style:font-size-asian="11pt" style:font-size-complex="11pt"/>
    </style:style>
    <style:style style:name="P10" style:family="paragraph" style:parent-style-name="Standard">
      <style:paragraph-properties fo:text-align="justify" style:justify-single-word="false"/>
      <style:text-properties style:font-name="Courier New" fo:font-size="11pt" style:font-size-asian="11pt" style:font-size-complex="11pt"/>
    </style:style>
    <style:style style:name="P11" style:family="paragraph" style:parent-style-name="Standard">
      <style:text-properties style:font-name="Courier New" style:text-underline-style="none" fo:font-weight="normal" style:font-weight-asian="normal" style:font-weight-complex="normal"/>
    </style:style>
    <style:style style:name="P12" style:family="paragraph" style:parent-style-name="Standard">
      <style:text-properties style:font-name="Times New Roman"/>
    </style:style>
    <style:style style:name="P13" style:family="paragraph" style:parent-style-name="Standard">
      <style:text-properties style:font-name="Times New Roman" style:text-underline-style="none" fo:font-weight="normal" style:font-weight-asian="normal" style:font-weight-complex="normal"/>
    </style:style>
    <style:style style:name="P14" style:family="paragraph" style:parent-style-name="Standard">
      <style:text-properties style:font-name="Times New Roman" style:text-underline-style="none" fo:font-weight="bold" style:font-weight-asian="bold" style:font-weight-complex="bold"/>
    </style:style>
    <style:style style:name="P15" style:family="paragraph" style:parent-style-name="Standard">
      <style:paragraph-properties fo:text-align="justify" style:justify-single-word="false"/>
      <style:text-properties style:font-name="Times New Roman" style:text-underline-style="none" fo:font-weight="bold" style:font-weight-asian="bold" style:font-weight-complex="bold"/>
    </style:style>
    <style:style style:name="P16" style:family="paragraph" style:parent-style-name="Standard">
      <style:text-properties style:font-name="Times New Roman" style:text-underline-style="solid" style:text-underline-width="auto" style:text-underline-color="font-color" fo:font-weight="bold" style:font-weight-asian="bold" style:font-weight-complex="bold"/>
    </style:style>
    <style:style style:name="P17" style:family="paragraph" style:parent-style-name="Standard">
      <style:text-properties style:font-name="Times New Roman" style:text-underline-style="solid" style:text-underline-width="auto" style:text-underline-color="font-color" fo:font-weight="normal" style:font-weight-asian="normal" style:font-weight-complex="normal"/>
    </style:style>
    <style:style style:name="P18" style:family="paragraph" style:parent-style-name="Standard">
      <style:text-properties style:font-name="Times New Roman" fo:font-size="14pt" style:text-underline-style="solid" style:text-underline-width="auto" style:text-underline-color="font-color" fo:font-weight="bold" style:font-size-asian="14pt" style:font-weight-asian="bold" style:font-size-complex="14pt" style:font-weight-complex="bold"/>
    </style:style>
    <style:style style:name="P19" style:family="paragraph" style:parent-style-name="Standard">
      <style:paragraph-properties fo:text-align="center" style:justify-single-word="false"/>
      <style:text-properties style:font-name="Times New Roman" fo:font-size="16pt" style:text-underline-style="solid" style:text-underline-width="auto" style:text-underline-color="font-color" fo:font-weight="bold" style:font-size-asian="16pt" style:font-weight-asian="bold" style:font-size-complex="16pt" style:font-weight-complex="bold"/>
    </style:style>
    <style:style style:name="P20" style:family="paragraph" style:parent-style-name="Standard">
      <style:text-properties style:font-name="Times New Roman" fo:font-size="12pt" style:text-underline-style="none" fo:font-weight="bold" style:font-size-asian="12pt" style:font-weight-asian="bold" style:font-size-complex="12pt" style:font-weight-complex="bold"/>
    </style:style>
    <style:style style:name="P21" style:family="paragraph" style:parent-style-name="Standard">
      <style:text-properties style:font-name="Times New Roman" fo:font-size="12pt" style:text-underline-style="none" fo:font-weight="normal" style:font-size-asian="12pt" style:font-weight-asian="normal" style:font-size-complex="12pt" style:font-weight-complex="normal"/>
    </style:style>
    <style:style style:name="P22" style:family="paragraph" style:parent-style-name="Standard">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23" style:family="paragraph" style:parent-style-name="Standard">
      <style:text-properties style:font-name="Times New Roman" fo:font-size="12pt" fo:font-style="normal" style:text-underline-style="none" fo:font-weight="bold" style:font-size-asian="12pt" style:font-style-asian="normal" style:font-weight-asian="bold" style:font-size-complex="12pt" style:font-style-complex="normal" style:font-weight-complex="bold"/>
    </style:style>
    <style:style style:name="P24" style:family="paragraph" style:parent-style-name="Standard">
      <style:text-properties style:font-name="Times New Roman"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25" style:family="paragraph" style:parent-style-name="Standard">
      <style:text-properties style:font-name="Times New Roman" fo:font-style="italic" style:text-underline-style="none" fo:font-weight="normal" style:font-style-asian="italic" style:font-weight-asian="normal" style:font-style-complex="italic" style:font-weight-complex="normal"/>
    </style:style>
    <style:style style:name="P26" style:family="paragraph" style:parent-style-name="Standard">
      <style:text-properties style:text-position="sub 58%" style:font-name="Times New Roman" style:text-underline-style="none" fo:font-weight="normal" style:font-weight-asian="normal" style:font-weight-complex="normal"/>
    </style:style>
    <style:style style:name="P27" style:family="paragraph" style:parent-style-name="Standard">
      <style:text-properties style:use-window-font-color="true" style:font-name="Times New Roman" fo:font-size="12pt" fo:font-style="normal" style:text-underline-style="none" fo:font-weight="bold" style:font-size-asian="12pt" style:font-style-asian="normal" style:font-weight-asian="bold" style:font-size-complex="12pt" style:font-style-complex="normal" style:font-weight-complex="bold"/>
    </style:style>
    <style:style style:name="P28" style:family="paragraph" style:parent-style-name="Standard">
      <style:text-properties style:use-window-font-color="true"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29" style:family="paragraph" style:parent-style-name="Standard">
      <style:paragraph-properties fo:text-align="justify" style:justify-single-word="false"/>
      <style:text-properties style:use-window-font-color="true" style:font-name="Times New Roman" fo:font-weight="normal" style:font-weight-asian="normal" style:font-weight-complex="normal"/>
    </style:style>
    <style:style style:name="P30" style:family="paragraph" style:parent-style-name="Standard">
      <style:text-properties style:use-window-font-color="true" style:font-name="Courier New" fo:font-size="12pt" fo:font-style="normal" style:text-underline-style="none" fo:font-weight="normal" style:font-size-asian="12pt" style:font-style-asian="normal" style:font-weight-asian="normal" style:font-size-complex="12pt" style:font-style-complex="normal" style:font-weight-complex="normal"/>
    </style:style>
    <style:style style:name="P31" style:family="paragraph" style:parent-style-name="Standard">
      <style:text-properties fo:color="#000000" style:font-name="Times New Roman"/>
    </style:style>
    <style:style style:name="P32" style:family="paragraph" style:parent-style-name="Standard">
      <style:text-properties fo:color="#000000" style:font-name="Times New Roman" style:text-underline-style="none" fo:font-weight="normal" style:font-weight-asian="normal" style:font-weight-complex="normal"/>
    </style:style>
    <style:style style:name="P33" style:family="paragraph" style:parent-style-name="Table_20_Contents">
      <style:text-properties style:font-name="Times New Roman"/>
    </style:style>
    <style:style style:name="P34" style:family="paragraph" style:parent-style-name="Standard">
      <style:paragraph-properties fo:break-before="page"/>
      <style:text-properties style:font-name="Times New Roman" fo:font-size="14pt" style:text-underline-style="solid" style:text-underline-width="auto" style:text-underline-color="font-color" fo:font-weight="bold" style:font-size-asian="14pt" style:font-weight-asian="bold" style:font-size-complex="14pt" style:font-weight-complex="bold"/>
    </style:style>
    <style:style style:name="P35" style:family="paragraph" style:parent-style-name="Standard">
      <style:paragraph-properties fo:break-before="page"/>
      <style:text-properties style:font-name="Times New Roman"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36" style:family="paragraph" style:parent-style-name="Standard">
      <style:paragraph-properties fo:break-before="page"/>
      <style:text-properties style:font-name="Times New Roman" style:text-underline-style="none" fo:font-weight="bold" style:font-weight-asian="bold" style:font-weight-complex="bold"/>
    </style:style>
    <style:style style:name="P37" style:family="paragraph" style:parent-style-name="Heading_20_2">
      <style:paragraph-properties fo:text-align="justify" style:justify-single-word="false"/>
      <style:text-properties style:font-name="Times New Roman" fo:font-size="12pt" style:text-underline-style="none" fo:font-weight="bold" style:font-size-asian="12pt" style:font-weight-asian="bold" style:font-size-complex="12pt" style:font-weight-complex="bold"/>
    </style:style>
    <style:style style:name="P38" style:family="paragraph" style:parent-style-name="Standard" style:list-style-name="L1"/>
    <style:style style:name="P39" style:family="paragraph" style:parent-style-name="Standard" style:list-style-name="L1">
      <style:text-properties style:font-name="Times New Roman" style:text-underline-style="none"/>
    </style:style>
    <style:style style:name="T1" style:family="text">
      <style:text-properties fo:color="#0000ff"/>
    </style:style>
    <style:style style:name="T2" style:family="text">
      <style:text-properties fo:color="#000000"/>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style="italic"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style:text-underline-style="none" fo:font-weight="normal" style:font-style-asian="italic" style:font-weight-asian="normal" style:font-style-complex="italic" style:font-weight-complex="normal"/>
    </style:style>
    <style:style style:name="T8" style:family="text">
      <style:text-properties fo:font-size="11pt" style:font-size-asian="11pt" style:font-size-complex="11pt"/>
    </style:style>
    <style:style style:name="T9" style:family="text">
      <style:text-properties fo:color="#008000"/>
    </style:style>
    <style:style style:name="T10" style:family="text">
      <style:text-properties fo:color="#008000" fo:font-style="normal" fo:font-weight="normal" style:font-style-asian="normal" style:font-weight-asian="normal" style:font-style-complex="normal" style:font-weight-complex="normal"/>
    </style:style>
    <style:style style:name="fr1" style:family="graphic" style:parent-style-name="Graphics">
      <style:graphic-properties style:vertical-pos="middle"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e6e6ff" style:editable="false">
        <style:columns fo:column-count="1" fo:column-gap="0cm"/>
        <style:background-image/>
      </style:section-properties>
    </style:style>
    <style:style style:name="Sect2" style:family="section">
      <style:section-properties fo:background-color="#e6e6e6" style:editable="false">
        <style:columns fo:column-count="1" fo:column-gap="0cm"/>
        <style:background-image/>
      </style:section-properties>
    </style:style>
    <style:style style:name="Sect3" style:family="section">
      <style:section-properties fo:background-color="#cccccc" style:editable="false">
        <style:columns fo:column-count="1" fo:column-gap="0cm"/>
        <style:background-image/>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Configuration of FCKEditor 2.6.5</text:p>
      <text:p text:style-name="P19"/>
      <text:p text:style-name="P12"/>
      <text:p text:style-name="P18">Enable Image Upload for PHP</text:p>
      <text:p text:style-name="P12"/>
      <text:section text:style-name="Sect1" text:name="Bereich26">
        <text:p text:style-name="P12"><text:span text:style-name="T6">Notice:</text:span><text:span text:style-name="T5">CKFinder is a great alternative to the built-in filemanager of FCKEditor. CKFinder allows <text:tab/>users to delete, update and rename files. For how to install the CKFinder read "</text:span><text:span text:style-name="T7">Enable <text:tab/>CKFinder instead of the built-in Filemanger of FCKEditor</text:span><text:span text:style-name="T5">" in this document.</text:span></text:p>
      </text:section>
      <text:p text:style-name="P12"/>
      <text:p text:style-name="P12">Open the file <text:span text:style-name="T9">FCKEditor/fckconfig.js</text:span></text:p>
      <text:p text:style-name="P12"/>
      <text:p text:style-name="P12">Set:</text:p>
      <text:section text:style-name="Sect2" text:name="Bereich1">
        <text:p text:style-name="P9">var _FileBrowserLanguage = 'php' ; // asp | aspx | cfm | lasso | perl | php | py</text:p>
        <text:p text:style-name="P9">var _QuickUploadLanguage = 'php' ; // asp | aspx | cfm | lasso | php</text:p>
      </text:section>
      <text:p text:style-name="P12"/>
      <text:p text:style-name="P1"><text:span text:style-name="T2">Open </text:span><text:span text:style-name="T9">FCKeditor/editor/filemanager/connectors/php/config.php</text:span></text:p>
      <text:p text:style-name="P12"/>
      <text:p text:style-name="P12">Set</text:p>
      <text:section text:style-name="Sect2" text:name="Bereich2">
        <text:p text:style-name="P9">$Config['Enabled'] = <text:span text:style-name="T4">true</text:span> ;</text:p>
      </text:section>
      <text:p text:style-name="P12"/>
      <text:p text:style-name="P12"/>
      <text:p text:style-name="P12">Make sure that the given 'UserFilesPath' folder exists in the server and has write permission.</text:p>
      <text:p text:style-name="P12"/>
      <text:section text:style-name="Sect2" text:name="Bereich3">
        <text:p text:style-name="P9">$Config['UserFilesPath'] = '/UserFiles/' ;</text:p>
      </text:section>
      <text:p text:style-name="P12"/>
      <text:p text:style-name="P12">For TestLink we suggest:</text:p>
      <text:p text:style-name="P31">&lt;TL_HOME&gt;/upload_area/fckeditor_upload_area/</text:p>
      <text:p text:style-name="P12"/>
      <text:p text:style-name="P12">Replace line:</text:p>
      <text:section text:style-name="Sect2" text:name="Bereich4">
        <text:p text:style-name="P9">$Config['UserFilesAbsolutePath'] = '' ;</text:p>
      </text:section>
      <text:p text:style-name="P12">by</text:p>
      <text:section text:style-name="Sect2" text:name="Bereich5">
        <text:p text:style-name="P9">//$Config['UserFilesAbsolutePath'] = '' ;</text:p>
      </text:section>
      <text:p text:style-name="P16"/>
      <text:p text:style-name="P16"/>
      <text:p text:style-name="P18"/>
      <text:p text:style-name="P34">Change Skins of FCKEditor</text:p>
      <text:p text:style-name="P16"/>
      <text:p text:style-name="P13">By default FCKeditor is configured to use the "editor/skins/default" skin. </text:p>
      <text:p text:style-name="P13">It is simple to set the editor to use another skin. Just set the SkinPath configuration option to the skin directory path.</text:p>
      <text:p text:style-name="P13"/>
      <text:p text:style-name="P14">Available Skins</text:p>
      <text:p text:style-name="P14"/>
      <table:table table:name="Tabelle1" table:style-name="Tabelle1">
        <table:table-column table:style-name="Tabelle1.A"/>
        <table:table-column table:style-name="Tabelle1.B"/>
        <table:table-row>
          <table:table-cell table:style-name="Tabelle1.A1" office:value-type="string">
            <text:p text:style-name="P13">default</text:p>
          </table:table-cell>
          <table:table-cell table:style-name="Tabelle1.B1" office:value-type="string">
            <text:p text:style-name="P33"><draw:frame draw:style-name="fr1" draw:name="Grafik1" text:anchor-type="paragraph" svg:width="12.515cm" svg:height="1.27cm" draw:z-index="0"><draw:image xlink:href="Pictures/10000000000001D90000003060F2DB01.jpg" xlink:type="simple" xlink:show="embed" xlink:actuate="onLoad"/></draw:frame></text:p>
          </table:table-cell>
        </table:table-row>
        <table:table-row>
          <table:table-cell table:style-name="Tabelle1.A1" office:value-type="string">
            <text:p text:style-name="P13">office2003</text:p>
          </table:table-cell>
          <table:table-cell table:style-name="Tabelle1.B1" office:value-type="string">
            <text:p text:style-name="P33"><draw:frame draw:style-name="fr1" draw:name="Grafik2" text:anchor-type="paragraph" svg:width="12.779cm" svg:height="1.323cm" draw:z-index="1"><draw:image xlink:href="Pictures/10000000000001E3000000328831BD99.jpg" xlink:type="simple" xlink:show="embed" xlink:actuate="onLoad"/></draw:frame></text:p>
          </table:table-cell>
        </table:table-row>
        <table:table-row>
          <table:table-cell table:style-name="Tabelle1.A1" office:value-type="string">
            <text:p text:style-name="P13">silver</text:p>
          </table:table-cell>
          <table:table-cell table:style-name="Tabelle1.B1" office:value-type="string">
            <text:p text:style-name="P33"><draw:frame draw:style-name="fr1" draw:name="Grafik3" text:anchor-type="paragraph" svg:width="13.391cm" svg:height="1.418cm" draw:z-index="2"><draw:image xlink:href="Pictures/1000000000000207000000378549AF9A.jpg" xlink:type="simple" xlink:show="embed" xlink:actuate="onLoad"/></draw:frame></text:p>
          </table:table-cell>
        </table:table-row>
      </table:table>
      <text:p text:style-name="P14"/>
      <text:p text:style-name="P14">Skin Configuration</text:p>
      <text:p text:style-name="P13"/>
      <text:p text:style-name="P2"><text:span text:style-name="T2">Open </text:span><text:span text:style-name="T9">FCKeditor/fckconfig.js</text:span></text:p>
      <text:p text:style-name="P13"/>
      <text:p text:style-name="P13">Search for:</text:p>
      <text:section text:style-name="Sect2" text:name="Bereich6">
        <text:p text:style-name="P7">FCKConfig.SkinPath = FCKConfig.BasePath + 'skins/default/';</text:p>
      </text:section>
      <text:p text:style-name="P13"/>
      <text:p text:style-name="P13">Edit the directory like</text:p>
      <text:p text:style-name="P13"/>
      <text:p text:style-name="P13">office2003</text:p>
      <text:section text:style-name="Sect2" text:name="Bereich7">
        <text:p text:style-name="P7">FCKConfig.SkinPath = FCKConfig.BasePath + 'skins/office2003/';</text:p>
      </text:section>
      <text:p text:style-name="P13"/>
      <text:p text:style-name="P13">silver</text:p>
      <text:section text:style-name="Sect2" text:name="Bereich8">
        <text:p text:style-name="P7">FCKConfig.SkinPath = FCKConfig.BasePath + 'skins/silver/';</text:p>
      </text:section>
      <text:p text:style-name="P13"/>
      <text:p text:style-name="P13">If you want to stick with the default skin do not change this line.</text:p>
      <text:p text:style-name="P34">Customization of the toolbar</text:p>
      <text:p text:style-name="P13"/>
      <text:p text:style-name="P14">Available Buttons for Toolbar</text:p>
      <text:p text:style-name="P13"/>
      <table:table table:name="Tabelle2" table:style-name="Tabelle2">
        <table:table-column table:style-name="Tabelle2.A" table:number-columns-repeated="3"/>
        <table:table-column table:style-name="Tabelle2.D"/>
        <table:table-row>
          <table:table-cell table:style-name="Tabelle2.A1" office:value-type="string">
            <text:p text:style-name="P13">Source</text:p>
          </table:table-cell>
          <table:table-cell table:style-name="Tabelle2.A1" office:value-type="string">
            <text:p text:style-name="P13">DocProps</text:p>
          </table:table-cell>
          <table:table-cell table:style-name="Tabelle2.A1" office:value-type="string">
            <text:p text:style-name="P13">Save</text:p>
          </table:table-cell>
          <table:table-cell table:style-name="Tabelle2.D1" office:value-type="string">
            <text:p text:style-name="P13">NewPage</text:p>
          </table:table-cell>
        </table:table-row>
        <table:table-row>
          <table:table-cell table:style-name="Tabelle2.A2" office:value-type="string">
            <text:p text:style-name="P13">Preview</text:p>
          </table:table-cell>
          <table:table-cell table:style-name="Tabelle2.A2" office:value-type="string">
            <text:p text:style-name="P13">Cut</text:p>
          </table:table-cell>
          <table:table-cell table:style-name="Tabelle2.A2" office:value-type="string">
            <text:p text:style-name="P13">Copy</text:p>
          </table:table-cell>
          <table:table-cell table:style-name="Tabelle2.D2" office:value-type="string">
            <text:p text:style-name="P13">Paste</text:p>
          </table:table-cell>
        </table:table-row>
        <table:table-row>
          <table:table-cell table:style-name="Tabelle2.A2" office:value-type="string">
            <text:p text:style-name="P13">PasteText</text:p>
          </table:table-cell>
          <table:table-cell table:style-name="Tabelle2.A2" office:value-type="string">
            <text:p text:style-name="P13">PasteWord</text:p>
          </table:table-cell>
          <table:table-cell table:style-name="Tabelle2.A2" office:value-type="string">
            <text:p text:style-name="P13">Print</text:p>
          </table:table-cell>
          <table:table-cell table:style-name="Tabelle2.D2" office:value-type="string">
            <text:p text:style-name="P13">SpellCheck</text:p>
          </table:table-cell>
        </table:table-row>
        <table:table-row>
          <table:table-cell table:style-name="Tabelle2.A2" office:value-type="string">
            <text:p text:style-name="P13">Undo</text:p>
          </table:table-cell>
          <table:table-cell table:style-name="Tabelle2.A2" office:value-type="string">
            <text:p text:style-name="P13">Redo</text:p>
          </table:table-cell>
          <table:table-cell table:style-name="Tabelle2.A2" office:value-type="string">
            <text:p text:style-name="P13">Find</text:p>
          </table:table-cell>
          <table:table-cell table:style-name="Tabelle2.D2" office:value-type="string">
            <text:p text:style-name="P13">Replace</text:p>
          </table:table-cell>
        </table:table-row>
        <table:table-row>
          <table:table-cell table:style-name="Tabelle2.A2" office:value-type="string">
            <text:p text:style-name="P13">SelectAll</text:p>
          </table:table-cell>
          <table:table-cell table:style-name="Tabelle2.A2" office:value-type="string">
            <text:p text:style-name="P13">RemoveFormat</text:p>
          </table:table-cell>
          <table:table-cell table:style-name="Tabelle2.A2" office:value-type="string">
            <text:p text:style-name="P13">Form</text:p>
          </table:table-cell>
          <table:table-cell table:style-name="Tabelle2.D2" office:value-type="string">
            <text:p text:style-name="P13">Checkbox</text:p>
          </table:table-cell>
        </table:table-row>
        <table:table-row>
          <table:table-cell table:style-name="Tabelle2.A2" office:value-type="string">
            <text:p text:style-name="P13">Radio</text:p>
          </table:table-cell>
          <table:table-cell table:style-name="Tabelle2.A2" office:value-type="string">
            <text:p text:style-name="P13">TextField</text:p>
          </table:table-cell>
          <table:table-cell table:style-name="Tabelle2.A2" office:value-type="string">
            <text:p text:style-name="P13">Textarea</text:p>
          </table:table-cell>
          <table:table-cell table:style-name="Tabelle2.D2" office:value-type="string">
            <text:p text:style-name="P13">Select</text:p>
          </table:table-cell>
        </table:table-row>
        <table:table-row>
          <table:table-cell table:style-name="Tabelle2.A2" office:value-type="string">
            <text:p text:style-name="P13">Button</text:p>
          </table:table-cell>
          <table:table-cell table:style-name="Tabelle2.A2" office:value-type="string">
            <text:p text:style-name="P13">ImageButton</text:p>
          </table:table-cell>
          <table:table-cell table:style-name="Tabelle2.A2" office:value-type="string">
            <text:p text:style-name="P13">HiddenField</text:p>
          </table:table-cell>
          <table:table-cell table:style-name="Tabelle2.D2" office:value-type="string">
            <text:p text:style-name="P13">Bold</text:p>
          </table:table-cell>
        </table:table-row>
        <table:table-row>
          <table:table-cell table:style-name="Tabelle2.A2" office:value-type="string">
            <text:p text:style-name="P13">Italic</text:p>
          </table:table-cell>
          <table:table-cell table:style-name="Tabelle2.A2" office:value-type="string">
            <text:p text:style-name="P13">Underline</text:p>
          </table:table-cell>
          <table:table-cell table:style-name="Tabelle2.A2" office:value-type="string">
            <text:p text:style-name="P13">StrikeThrough</text:p>
          </table:table-cell>
          <table:table-cell table:style-name="Tabelle2.D2" office:value-type="string">
            <text:p text:style-name="P13">Subscript</text:p>
          </table:table-cell>
        </table:table-row>
        <table:table-row>
          <table:table-cell table:style-name="Tabelle2.A2" office:value-type="string">
            <text:p text:style-name="P13">Superscript</text:p>
          </table:table-cell>
          <table:table-cell table:style-name="Tabelle2.A2" office:value-type="string">
            <text:p text:style-name="P13">OrderedList</text:p>
          </table:table-cell>
          <table:table-cell table:style-name="Tabelle2.A2" office:value-type="string">
            <text:p text:style-name="P13">UnorderedList</text:p>
          </table:table-cell>
          <table:table-cell table:style-name="Tabelle2.D2" office:value-type="string">
            <text:p text:style-name="P13">Outdent</text:p>
          </table:table-cell>
        </table:table-row>
        <table:table-row>
          <table:table-cell table:style-name="Tabelle2.A2" office:value-type="string">
            <text:p text:style-name="P13">Indent</text:p>
          </table:table-cell>
          <table:table-cell table:style-name="Tabelle2.A2" office:value-type="string">
            <text:p text:style-name="P13">Blockquote</text:p>
          </table:table-cell>
          <table:table-cell table:style-name="Tabelle2.A2" office:value-type="string">
            <text:p text:style-name="P13">CreateDiv</text:p>
          </table:table-cell>
          <table:table-cell table:style-name="Tabelle2.D2" office:value-type="string">
            <text:p text:style-name="P13">JustifyLeft</text:p>
          </table:table-cell>
        </table:table-row>
        <table:table-row>
          <table:table-cell table:style-name="Tabelle2.A2" office:value-type="string">
            <text:p text:style-name="P13">JustifyCenter</text:p>
          </table:table-cell>
          <table:table-cell table:style-name="Tabelle2.A2" office:value-type="string">
            <text:p text:style-name="P13">JustifyRight</text:p>
          </table:table-cell>
          <table:table-cell table:style-name="Tabelle2.A2" office:value-type="string">
            <text:p text:style-name="P13">JustifyFull</text:p>
          </table:table-cell>
          <table:table-cell table:style-name="Tabelle2.D2" office:value-type="string">
            <text:p text:style-name="P13">Link</text:p>
          </table:table-cell>
        </table:table-row>
        <table:table-row>
          <table:table-cell table:style-name="Tabelle2.A2" office:value-type="string">
            <text:p text:style-name="P13">Unlink</text:p>
          </table:table-cell>
          <table:table-cell table:style-name="Tabelle2.A2" office:value-type="string">
            <text:p text:style-name="P13">Anchor</text:p>
          </table:table-cell>
          <table:table-cell table:style-name="Tabelle2.A2" office:value-type="string">
            <text:p text:style-name="P13">Image</text:p>
          </table:table-cell>
          <table:table-cell table:style-name="Tabelle2.D2" office:value-type="string">
            <text:p text:style-name="P13">Flash</text:p>
          </table:table-cell>
        </table:table-row>
        <table:table-row>
          <table:table-cell table:style-name="Tabelle2.A2" office:value-type="string">
            <text:p text:style-name="P13">Table</text:p>
          </table:table-cell>
          <table:table-cell table:style-name="Tabelle2.A2" office:value-type="string">
            <text:p text:style-name="P13">Rule</text:p>
          </table:table-cell>
          <table:table-cell table:style-name="Tabelle2.A2" office:value-type="string">
            <text:p text:style-name="P13">Smiley</text:p>
          </table:table-cell>
          <table:table-cell table:style-name="Tabelle2.D2" office:value-type="string">
            <text:p text:style-name="P13">SpecialChar</text:p>
          </table:table-cell>
        </table:table-row>
        <table:table-row>
          <table:table-cell table:style-name="Tabelle2.A2" office:value-type="string">
            <text:p text:style-name="P13">Style</text:p>
          </table:table-cell>
          <table:table-cell table:style-name="Tabelle2.A2" office:value-type="string">
            <text:p text:style-name="P13">FontFormat</text:p>
          </table:table-cell>
          <table:table-cell table:style-name="Tabelle2.A2" office:value-type="string">
            <text:p text:style-name="P13">FontName</text:p>
          </table:table-cell>
          <table:table-cell table:style-name="Tabelle2.D2" office:value-type="string">
            <text:p text:style-name="P13">PageBreak</text:p>
          </table:table-cell>
        </table:table-row>
        <table:table-row>
          <table:table-cell table:style-name="Tabelle2.A2" office:value-type="string">
            <text:p text:style-name="P13">FontSize</text:p>
          </table:table-cell>
          <table:table-cell table:style-name="Tabelle2.A2" office:value-type="string">
            <text:p text:style-name="P13">TextColor</text:p>
          </table:table-cell>
          <table:table-cell table:style-name="Tabelle2.A2" office:value-type="string">
            <text:p text:style-name="P13">BGColor</text:p>
          </table:table-cell>
          <table:table-cell table:style-name="Tabelle2.D2" office:value-type="string">
            <text:p text:style-name="P13">FitWindow</text:p>
          </table:table-cell>
        </table:table-row>
        <table:table-row>
          <table:table-cell table:style-name="Tabelle2.A2" office:value-type="string">
            <text:p text:style-name="P13">ShowBlocks</text:p>
          </table:table-cell>
          <table:table-cell table:style-name="Tabelle2.A2" office:value-type="string">
            <text:p text:style-name="P13">About</text:p>
          </table:table-cell>
          <table:table-cell table:style-name="Tabelle2.A2" office:value-type="string">
            <text:p text:style-name="P13"/>
          </table:table-cell>
          <table:table-cell table:style-name="Tabelle2.D2" office:value-type="string">
            <text:p text:style-name="P13"/>
          </table:table-cell>
        </table:table-row>
      </table:table>
      <text:p text:style-name="P13"/>
      <text:p text:style-name="P20">Defining custom toolbars</text:p>
      <text:p text:style-name="P26"/>
      <text:p text:style-name="P13">Open <text:span text:style-name="T9">cfg/tl_fckeditor_config.js</text:span></text:p>
      <text:p text:style-name="P13"/>
      <text:p text:style-name="P13">Here you can create new ToolbarSets.</text:p>
      <text:p text:style-name="P13"/>
      <text:p text:style-name="P17">Special characters:</text:p>
      <text:p text:style-name="P13"/>
      <text:p text:style-name="P13"><text:span text:style-name="T3">'-' </text:span>creates a seperator in the toolbar.</text:p>
      <text:p text:style-name="P13"><text:span text:style-name="T3">'/' </text:span>creates a new "toolbarline"</text:p>
      <text:p text:style-name="P13"/>
      <text:p text:style-name="P14">Using custom toolbars in Testlink</text:p>
      <text:p text:style-name="P13"/>
      <text:p text:style-name="P13">Open <text:span text:style-name="T9">custom_config.inc.php</text:span></text:p>
      <text:p text:style-name="P13"/>
      <text:p text:style-name="P13">Configure text_editor for each area in testlink ... [see "config.inc.php"]</text:p>
      <text:p text:style-name="P34">Spellchecker with Spellerpages (aspell) </text:p>
      <text:p text:style-name="P18"/>
      <text:p text:style-name="P20">Activation of SpellerPages</text:p>
      <text:p text:style-name="P18"/>
      <text:p text:style-name="P20"><text:span text:style-name="T4">Open </text:span><text:span text:style-name="T10">third_party/fckeditor/fckconfig.js</text:span></text:p>
      <text:p text:style-name="P4"/>
      <text:p text:style-name="P12">Replace line:</text:p>
      <text:section text:style-name="Sect2" text:name="Bereich17">
        <text:p text:style-name="P9">FCKConfig.SpellChecker = 'WSC';</text:p>
      </text:section>
      <text:p text:style-name="P12">by</text:p>
      <text:section text:style-name="Sect2" text:name="Bereich18">
        <text:p text:style-name="P9">FCKConfig.SpellChecker = 'SpellerPages';</text:p>
      </text:section>
      <text:p text:style-name="P5"/>
      <text:p text:style-name="P20">Spellchecker on Windows Server</text:p>
      <text:p text:style-name="P20"/>
      <text:p text:style-name="P21">Download aspell from <text:a xlink:type="simple" xlink:href="http://aspell.net/win32/"><text:span text:style-name="T1">http://aspell.net/win32/</text:span></text:a> and install.</text:p>
      <text:p text:style-name="P21"/>
      <text:p text:style-name="P20"><text:span text:style-name="T4">Open </text:span><text:span text:style-name="T10">third_party/fckeditor/editor/fck_spellerpages/spellerpages/server-scripts/spellchecker.php</text:span></text:p>
      <text:p text:style-name="P4"/>
      <text:p text:style-name="P29">Set</text:p>
      <text:section text:style-name="Sect2" text:name="Bereich15">
        <text:p text:style-name="P6"><text:span text:style-name="T8">$aspell_prog<text:tab/>= '"C:\Program Files\Aspell\bin\aspell.exe"';</text:span><text:tab/><text:tab/></text:p>
      </text:section>
      <text:p text:style-name="P21">according to the path where you installed aspell.</text:p>
      <text:p text:style-name="P21"/>
      <text:p text:style-name="P12">Set</text:p>
      <text:section text:style-name="Sect2" text:name="Bereich16">
        <text:p text:style-name="P10">$lang = 'en_US';</text:p>
      </text:section>
      <text:p text:style-name="P28">to the required language (e.g. de_DE). Language packs have to be installed!</text:p>
      <text:p text:style-name="P21"/>
      <text:p text:style-name="P20">Spellchecker on Linux Server</text:p>
      <text:p text:style-name="P20"/>
      <text:p text:style-name="P21">Download and install aspell via the packagemanger.</text:p>
      <text:p text:style-name="P21"/>
      <text:p text:style-name="P20"><text:span text:style-name="T4">Open </text:span><text:span text:style-name="T10">third_party/fckeditor/editor/fck_spellerpages/spellerpages/server-scripts/spellchecker.php</text:span></text:p>
      <text:p text:style-name="P4"/>
      <text:p text:style-name="P12">Replace line:</text:p>
      <text:section text:style-name="Sect2" text:name="Bereich10">
        <text:p text:style-name="P6"><text:span text:style-name="T8">//$aspell_prog<text:tab/>= 'aspell';<text:tab/></text:span><text:tab/><text:tab/><text:tab/><text:tab/><text:tab/><text:tab/><text:tab/></text:p>
      </text:section>
      <text:p text:style-name="P12">by</text:p>
      <text:section text:style-name="Sect2" text:name="Bereich11">
        <text:p text:style-name="P9">$aspell_prog<text:tab/>= '/usr/bin/aspell';</text:p>
      </text:section>
      <text:p text:style-name="P4"/>
      <text:p text:style-name="P12">Replace line:</text:p>
      <text:section text:style-name="Sect2" text:name="Bereich12">
        <text:p text:style-name="P6"><text:span text:style-name="T8">$aspell_prog<text:tab/>= '"C:\Program Files\Aspell\bin\aspell.exe"';</text:span><text:tab/><text:tab/></text:p>
      </text:section>
      <text:p text:style-name="P12">by</text:p>
      <text:section text:style-name="Sect2" text:name="Bereich13">
        <text:p text:style-name="P10">//$aspell_prog<text:tab/>= '"C:\Program Files\Aspell\bin\aspell.exe"';</text:p>
      </text:section>
      <text:p text:style-name="P4"/>
      <text:p text:style-name="P12">Set</text:p>
      <text:section text:style-name="Sect2" text:name="Bereich14">
        <text:p text:style-name="P10">$lang = 'en_US';</text:p>
      </text:section>
      <text:p text:style-name="P28">to the required language (e.g. de_DE). Language packs have to be installed!</text:p>
      <text:p text:style-name="P28"/>
      <text:p text:style-name="P27">Add SpellChecker button to toolbar</text:p>
      <text:p text:style-name="P28"/>
      <text:p text:style-name="P28">insert 'SpellCheck' into your ToolbarSet (read "Customization of the Toolbar" in this document)</text:p>
      <text:p text:style-name="P35">Definition of Templates</text:p>
      <text:p text:style-name="P22"/>
      <text:p text:style-name="P22">Open <text:span text:style-name="T9">third_party/fckeditor/fcktemplates.xml</text:span></text:p>
      <text:p text:style-name="P22"/>
      <text:p text:style-name="P23">XML-structure to create templates</text:p>
      <text:p text:style-name="P13"/>
      <text:section text:style-name="Sect2" text:name="Bereich9">
        <text:p text:style-name="P8">&lt;Template title="<text:span text:style-name="T3">title</text:span>" image="<text:span text:style-name="T3">image.gif</text:span>"&gt;</text:p>
        <text:p text:style-name="P8"><text:tab/>&lt;Description&gt; <text:span text:style-name="T3">description</text:span> &lt;/Description&gt;</text:p>
        <text:p text:style-name="P8"><text:tab/>&lt;Html&gt;</text:p>
        <text:p text:style-name="P8"><text:tab/><text:tab/>&lt;![CDATA[</text:p>
        <text:p text:style-name="P8"><text:tab/><text:tab/><text:tab/><text:span text:style-name="T3">html-code</text:span></text:p>
        <text:p text:style-name="P8"><text:tab/><text:tab/>]]&gt;</text:p>
        <text:p text:style-name="P8"><text:tab/>&lt;/Html&gt;</text:p>
        <text:p text:style-name="P8">&lt;/Template&gt;</text:p>
      </text:section>
      <text:p text:style-name="P22"/>
      <text:p text:style-name="P24">Special characters in xml</text:p>
      <text:p text:style-name="P22">Those special characters must be in xml-format in order to display correct. You may need those characters for the title and description in the template.</text:p>
      <text:p text:style-name="P22"/>
      <table:table table:name="Tabelle3" table:style-name="Tabelle3">
        <table:table-column table:style-name="Tabelle3.A" table:number-columns-repeated="2"/>
        <table:table-row>
          <table:table-cell table:style-name="Tabelle3.A1" office:value-type="string">
            <text:p text:style-name="Table_20_Contents">&amp;</text:p>
          </table:table-cell>
          <table:table-cell table:style-name="Tabelle3.B1" office:value-type="string">
            <text:p text:style-name="Table_20_Contents">&amp;amp;</text:p>
          </table:table-cell>
        </table:table-row>
        <table:table-row>
          <table:table-cell table:style-name="Tabelle3.A2" office:value-type="string">
            <text:p text:style-name="Table_20_Contents">'</text:p>
          </table:table-cell>
          <table:table-cell table:style-name="Tabelle3.B2" office:value-type="string">
            <text:p text:style-name="Table_20_Contents">&amp;apos;</text:p>
          </table:table-cell>
        </table:table-row>
        <table:table-row>
          <table:table-cell table:style-name="Tabelle3.A2" office:value-type="string">
            <text:p text:style-name="Table_20_Contents">&lt;</text:p>
          </table:table-cell>
          <table:table-cell table:style-name="Tabelle3.B2" office:value-type="string">
            <text:p text:style-name="Table_20_Contents">&amp;lt;</text:p>
          </table:table-cell>
        </table:table-row>
        <table:table-row>
          <table:table-cell table:style-name="Tabelle3.A2" office:value-type="string">
            <text:p text:style-name="Table_20_Contents">&gt;</text:p>
          </table:table-cell>
          <table:table-cell table:style-name="Tabelle3.B2" office:value-type="string">
            <text:p text:style-name="Table_20_Contents">&amp;gt;</text:p>
          </table:table-cell>
        </table:table-row>
        <table:table-row>
          <table:table-cell table:style-name="Tabelle3.A2" office:value-type="string">
            <text:p text:style-name="Table_20_Contents">"</text:p>
          </table:table-cell>
          <table:table-cell table:style-name="Tabelle3.B2" office:value-type="string">
            <text:p text:style-name="Table_20_Contents">&amp;quot;</text:p>
          </table:table-cell>
        </table:table-row>
        <table:table-row>
          <table:table-cell table:style-name="Tabelle3.A2" office:value-type="string">
            <text:p text:style-name="Table_20_Contents">Ä</text:p>
          </table:table-cell>
          <table:table-cell table:style-name="Tabelle3.B2" office:value-type="string">
            <text:p text:style-name="Table_20_Contents">&amp;#196;</text:p>
          </table:table-cell>
        </table:table-row>
        <table:table-row>
          <table:table-cell table:style-name="Tabelle3.A2" office:value-type="string">
            <text:p text:style-name="Table_20_Contents">Ö</text:p>
          </table:table-cell>
          <table:table-cell table:style-name="Tabelle3.B2" office:value-type="string">
            <text:p text:style-name="Table_20_Contents">&amp;#214;</text:p>
          </table:table-cell>
        </table:table-row>
        <table:table-row>
          <table:table-cell table:style-name="Tabelle3.A2" office:value-type="string">
            <text:p text:style-name="Table_20_Contents">Ü</text:p>
          </table:table-cell>
          <table:table-cell table:style-name="Tabelle3.B2" office:value-type="string">
            <text:p text:style-name="Table_20_Contents">&amp;#220;</text:p>
          </table:table-cell>
        </table:table-row>
        <table:table-row>
          <table:table-cell table:style-name="Tabelle3.A2" office:value-type="string">
            <text:p text:style-name="Table_20_Contents">ä</text:p>
          </table:table-cell>
          <table:table-cell table:style-name="Tabelle3.B2" office:value-type="string">
            <text:p text:style-name="Table_20_Contents">&amp;#228;</text:p>
          </table:table-cell>
        </table:table-row>
        <table:table-row>
          <table:table-cell table:style-name="Tabelle3.A2" office:value-type="string">
            <text:p text:style-name="Table_20_Contents">ö</text:p>
          </table:table-cell>
          <table:table-cell table:style-name="Tabelle3.B2" office:value-type="string">
            <text:p text:style-name="Table_20_Contents">&amp;#246;</text:p>
          </table:table-cell>
        </table:table-row>
        <table:table-row>
          <table:table-cell table:style-name="Tabelle3.A2" office:value-type="string">
            <text:p text:style-name="Table_20_Contents">ü</text:p>
          </table:table-cell>
          <table:table-cell table:style-name="Tabelle3.B2" office:value-type="string">
            <text:p text:style-name="Table_20_Contents">&amp;#252;</text:p>
          </table:table-cell>
        </table:table-row>
        <table:table-row>
          <table:table-cell table:style-name="Tabelle3.A2" office:value-type="string">
            <text:p text:style-name="Table_20_Contents">ß</text:p>
          </table:table-cell>
          <table:table-cell table:style-name="Tabelle3.B2" office:value-type="string">
            <text:p text:style-name="Table_20_Contents">&amp;#223;</text:p>
          </table:table-cell>
        </table:table-row>
      </table:table>
      <text:p text:style-name="P22"/>
      <text:p text:style-name="P22"/>
      <text:p text:style-name="P23">"Preview-images" for templates</text:p>
      <text:p text:style-name="P22"/>
      <text:p text:style-name="P22">Open <text:span text:style-name="T9">third_party/fckeditor/editor/dialog/fck_template/images</text:span></text:p>
      <text:p text:style-name="P22"/>
      <text:p text:style-name="P22">Here you can put all the images you want to use for templates. The image to be used <text:s/>is specified in fcktemplates.xml.</text:p>
      <text:p text:style-name="P22"/>
      <text:p text:style-name="P27">Add templates button to toolbar</text:p>
      <text:p text:style-name="P27"/>
      <text:p text:style-name="P28">insert 'Templates' into your ToolbarSet (read "Customization of the Toolbar" in this document)</text:p>
      <text:p text:style-name="P28"/>
      <text:p text:style-name="P34">Enable CKFinder instead of the built-in Filemanger of FCKEditor</text:p>
      <text:p text:style-name="P13"/>
      <text:p text:style-name="P14">What is CKFinder?</text:p>
      <text:p text:style-name="P13">"CKFinder is a powerful and easy to use Ajax file manager for web browsers. Its simple interface makes it intuitive and quick to learn for all kinds of users, from advanced professionals to Internet beginners."</text:p>
      <text:h text:style-name="P37" text:outline-level="2">Features</text:h>
      <text:list xml:id="list36282601" text:style-name="L1">
        <text:list-item>
          <text:p text:style-name="P39">Folders tree navigation: intuitive for all users.</text:p>
        </text:list-item>
        <text:list-item>
          <text:p text:style-name="P38"><text:span text:style-name="T4">Quality </text:span><text:span text:style-name="Strong_20_Emphasis"><text:span text:style-name="T4">image thumbnails</text:span></text:span><text:span text:style-name="T4">, making it quick to find things. </text:span></text:p>
        </text:list-item>
        <text:list-item>
          <text:p text:style-name="P38"><text:span text:style-name="Strong_20_Emphasis"><text:span text:style-name="T4">Multi-language</text:span></text:span><text:span text:style-name="T4"> support with automatic user language detection. </text:span></text:p>
        </text:list-item>
        <text:list-item>
          <text:p text:style-name="P38"><text:span text:style-name="T4">Sensitive </text:span><text:span text:style-name="Strong_20_Emphasis"><text:span text:style-name="T4">context menus</text:span></text:span><text:span text:style-name="T4"> for files and folders. </text:span></text:p>
        </text:list-item>
        <text:list-item>
          <text:p text:style-name="P38"><text:span text:style-name="Strong_20_Emphasis"><text:span text:style-name="T4">Full user control</text:span></text:span><text:span text:style-name="T4">: create, rename and delete folders and files. </text:span></text:p>
        </text:list-item>
        <text:list-item>
          <text:p text:style-name="P38"><text:span text:style-name="Strong_20_Emphasis"><text:span text:style-name="T4">Full developer control</text:span></text:span><text:span text:style-name="T4">: all features can be precisely configured with a powerful ACL and user roles system. </text:span></text:p>
        </text:list-item>
        <text:list-item>
          <text:p text:style-name="P38"><text:span text:style-name="Strong_20_Emphasis"><text:span text:style-name="T4">Lightweight</text:span></text:span><text:span text:style-name="T4"> interface. </text:span></text:p>
        </text:list-item>
        <text:list-item>
          <text:p text:style-name="P38"><text:span text:style-name="T4">No page refreshes: </text:span><text:span text:style-name="Strong_20_Emphasis"><text:span text:style-name="T4">quick responses</text:span></text:span><text:span text:style-name="T4">. </text:span></text:p>
        </text:list-item>
        <text:list-item>
          <text:p text:style-name="P38"><text:span text:style-name="Strong_20_Emphasis"><text:span text:style-name="T4">Secure file uploads</text:span></text:span><text:span text:style-name="T4">: all uploaded files are checked according to the rules set by the developer. </text:span></text:p>
        </text:list-item>
        <text:list-item>
          <text:p text:style-name="P38">Full source code included for the server side integration. </text:p>
        </text:list-item>
        <text:list-item>
          <text:p text:style-name="P38"><text:span text:style-name="T4">Instant integration with FCKeditor and </text:span>CKEditor </text:p>
        </text:list-item>
      </text:list>
      <text:p text:style-name="P15"/>
      <text:p text:style-name="P14">Download CKFinder</text:p>
      <text:p text:style-name="P13">You can download CKFinder (for PHP) here: </text:p>
      <text:p text:style-name="P3"><text:a xlink:type="simple" xlink:href="http://download.cksource.com/CKFinder/CKFinder%20for%20PHP/1.4.1.1/ckfinder_php_1.4.1.1.zip">http://ckfinder.com/download</text:a></text:p>
      <text:p text:style-name="P14"/>
      <text:p text:style-name="P14">License</text:p>
      <text:p text:style-name="P14"><text:span text:style-name="T4">You can find the full license here: </text:span><text:a xlink:type="simple" xlink:href="http://ckfinder.com/license">http://ckfinder.com/license</text:a></text:p>
      <text:p text:style-name="P3"/>
      <text:p text:style-name="P25">If you did not pay for a license, you may use unlicensed copies of CKFinder for the exclusive purpose of demonstration. In this case you will be using CKFinder in "demo mode". Without derogating from the forgoing, you may not use CKFinder in "demo mode" for commercial purposes. CKFinder shall be used only for evaluation purposes and may not be used or disclosed for any other purposes, including without limitation, external distribution or software development. You may not remove demo notices from the interface nor disable the ability to display such notices or otherwise modify CKFinder. Product support is not offered for CKFinder in "demo mode". [excerpt from ckfinder license]</text:p>
      <text:p text:style-name="P14"/>
      <text:p text:style-name="P14">install CKFinder</text:p>
      <text:p text:style-name="P32">Copy ckfinder to &lt;TLHOME&gt;/third_party</text:p>
      <text:p text:style-name="P14"/>
      <text:p text:style-name="P36">Enable CKFinder</text:p>
      <text:p text:style-name="P14"/>
      <text:p text:style-name="P13">Open <text:s/><text:span text:style-name="T9">third_party/fckeditor/fckconfig.js</text:span></text:p>
      <text:p text:style-name="P13"/>
      <text:p text:style-name="P13">insert somewhere:</text:p>
      <text:section text:style-name="Sect3" text:name="Bereich19">
        <text:section text:style-name="Sect2" text:name="Bereich20">
          <text:p text:style-name="P7">FCKConfig.LinkBrowserURL = '../../../ckfinder/ckfinder.html' ;</text:p>
          <text:p text:style-name="P7"/>
          <text:p text:style-name="P7">FCKConfig.ImageBrowserURL = '../../../ckfinder/ckfinder.html?type=Images' ;</text:p>
          <text:p text:style-name="P7"/>
          <text:p text:style-name="P7">FCKConfig.FlashBrowserURL = '../../../ckfinder/ckfinder.html?type=Flash' ;</text:p>
          <text:p text:style-name="P7"/>
          <text:p text:style-name="P7">FCKConfig.LinkUploadURL = '../../../ckfinder/core/connector/php/connector.php?command=QuickUpload&amp;type=Files' ;</text:p>
          <text:p text:style-name="P7"/>
          <text:p text:style-name="P7">FCKConfig.ImageUploadURL = '../../../ckfinder/core/connector/php/connector.php?command=QuickUpload&amp;type=Images' ;</text:p>
          <text:p text:style-name="P7"/>
          <text:p text:style-name="P7">FCKConfig.FlashUploadURL = '../../../ckfinder/core/connector/php/connector.php?command=QuickUpload&amp;type=Flash' ;</text:p>
        </text:section>
      </text:section>
      <text:p text:style-name="P13"/>
      <text:p text:style-name="P13">comment the following lines:</text:p>
      <text:section text:style-name="Sect3" text:name="Bereich21">
        <text:section text:style-name="Sect2" text:name="Bereich22">
          <text:p text:style-name="P7">//FCKConfig.LinkBrowserURL = FCKConfig.BasePath + 'filemanager/browser/default/browser.html?Connector=' + encodeURIComponent( FCKConfig.BasePath + 'filemanager/connectors/' + _FileBrowserLanguage + '/connector.' + _FileBrowserExtension ) ;</text:p>
          <text:p text:style-name="P7"><text:s text:c="2"/></text:p>
          <text:p text:style-name="P7">//FCKConfig.ImageBrowserURL = FCKConfig.BasePath + 'filemanager/browser/default/browser.html?Type=Image&amp;Connector=' + encodeURIComponent( FCKConfig.BasePath + 'filemanager/connectors/' + _FileBrowserLanguage + '/connector.' + _FileBrowserExtension ) ;</text:p>
          <text:p text:style-name="P7"/>
          <text:p text:style-name="P7">//FCKConfig.FlashBrowserURL = FCKConfig.BasePath + 'filemanager/browser/default/browser.html?Type=Flash&amp;Connector=' + encodeURIComponent( FCKConfig.BasePath + 'filemanager/connectors/' + _FileBrowserLanguage + '/connector.' + _FileBrowserExtension ) ;</text:p>
          <text:p text:style-name="P7"/>
          <text:p text:style-name="P7">//FCKConfig.LinkUploadURL = FCKConfig.BasePath + 'filemanager/connectors/' + _QuickUploadLanguage + '/upload.' + _QuickUploadExtension ;</text:p>
          <text:p text:style-name="P7"/>
          <text:p text:style-name="P7">//FCKConfig.ImageUploadURL = FCKConfig.BasePath + 'filemanager/connectors/' + _QuickUploadLanguage + '/upload.' + _QuickUploadExtension + '?Type=Image' ;</text:p>
          <text:p text:style-name="P7"/>
          <text:p text:style-name="P7">//FCKConfig.FlashUploadURL = FCKConfig.BasePath + 'filemanager/connectors/' + _QuickUploadLanguage + '/upload.' + _QuickUploadExtension + '?Type=Flash' ;</text:p>
        </text:section>
      </text:section>
      <text:p text:style-name="P13"/>
      <text:p text:style-name="P14"/>
      <text:p text:style-name="P36">Check Authentication</text:p>
      <text:p text:style-name="P13"/>
      <text:p text:style-name="P13">Open <text:s/><text:span text:style-name="T9">third_party/ckfinder/config.php</text:span></text:p>
      <text:p text:style-name="P13"/>
      <text:p text:style-name="P13">In the function <text:span text:style-name="T5">CheckAuthentication()</text:span> you must implement some kind of session validation. If not EVERYONE should upload,delete or rename Images. </text:p>
      <text:p text:style-name="P13"/>
      <text:p text:style-name="P13">For testing purpose, replace:</text:p>
      <text:section text:style-name="Sect2" text:name="Bereich23">
        <text:p text:style-name="P11">return false;</text:p>
      </text:section>
      <text:p text:style-name="P13">by</text:p>
      <text:section text:style-name="Sect2" text:name="Bereich24">
        <text:p text:style-name="P11">return true;</text:p>
      </text:section>
      <text:p text:style-name="P14"/>
      <text:p text:style-name="P14">Set the baseurl</text:p>
      <text:p text:style-name="P13">The baseurl tells ckinfder where to store files on your fileserver. Make sure that the given 'baseUrl' folder exists in the server and has write permission.</text:p>
      <text:p text:style-name="P13"/>
      <text:p text:style-name="P13">We suggest: </text:p>
      <text:section text:style-name="Sect2" text:name="Bereich25">
        <text:p text:style-name="P30">$baseUrl = '&lt;TLHOME&gt;/upload_area/fckeditor_upload_area/';</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Heading_20_2" style:display-name="Heading 2" style:family="paragraph" style:parent-style-name="Heading" style:next-style-name="Text_20_body" style:default-outline-level="2" style:class="text">
      <style:text-properties style:font-name="Times New Roman" fo:font-size="18pt" fo:font-weight="bold" style:font-name-asian="MS PMincho" style:font-size-asian="18pt" style:font-weight-asian="bold" style:font-name-complex="Tahoma"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meta:creation-date>2009-04-16T11:32:02</meta:creation-date>
    <dc:creator>Julian Krien</dc:creator>
    <dc:date>2010-09-13T16:19:49.53</dc:date>
    <meta:editing-cycles>59</meta:editing-cycles>
    <meta:editing-duration>PT10H15M32S</meta:editing-duration>
    <meta:document-statistic meta:table-count="3" meta:image-count="3" meta:object-count="0" meta:page-count="8" meta:paragraph-count="233" meta:word-count="1052" meta:character-count="8543"/>
    <meta:user-defined meta:name="Info 1"/>
    <meta:user-defined meta:name="Info 2"/>
    <meta:user-defined meta:name="Info 3"/>
    <meta:user-defined meta:name="Info 4"/>
  </office:meta>
</office:document-meta>
</file>